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41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318cm"/>
      <style:paragraph-properties style:writing-mode="lr-tb"/>
    </style:style>
    <style:style style:name="pr1" style:family="presentation" style:parent-style-name="Standard-subtitle">
      <style:graphic-properties draw:fill-color="#ffffff" draw:textarea-vertical-align="top" fo:min-height="11.8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title" style:list-style-name="L1">
      <style:graphic-properties fo:min-height="1.257cm"/>
      <style:paragraph-properties style:writing-mode="lr-tb"/>
    </style:style>
    <style:style style:name="pr5" style:family="presentation" style:parent-style-name="Standard-title" style:list-style-name="L1">
      <style:graphic-properties fo:min-height="1.257cm"/>
      <style:paragraph-properties style:writing-mode="lr-tb"/>
    </style:style>
    <style:style style:name="co1" style:family="table-column">
      <style:table-column-properties style:column-width="5.02cm" style:use-optimal-column-width="false"/>
    </style:style>
    <style:style style:name="co2" style:family="table-column">
      <style:table-column-properties style:column-width="5.021cm" style:use-optimal-column-width="false"/>
    </style:style>
    <style:style style:name="co3" style:family="table-column">
      <style:table-column-properties style:column-width="5.018cm" style:use-optimal-column-width="false"/>
    </style:style>
    <style:style style:name="co4" style:family="table-column">
      <style:table-column-properties style:column-width="5.039cm" style:use-optimal-column-width="false"/>
    </style:style>
    <style:style style:name="co5" style:family="table-column">
      <style:table-column-properties style:column-width="5.043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27cm" style:use-optimal-row-height="false"/>
    </style:style>
    <style:style style:name="ro3" style:family="table-row">
      <style:table-row-properties style:row-height="1.683cm" style:use-optimal-row-height="false"/>
    </style:style>
    <style:style style:name="ro4" style:family="table-row">
      <style:table-row-properties style:row-height="0.972cm" style:use-optimal-row-height="false"/>
    </style:style>
    <style:style style:name="ce1" style:family="table-cell">
      <loext:graphic-properties draw:fill-color="#cccccc"/>
      <style:text-properties style:font-name="Liberation Serif"/>
    </style:style>
    <style:style style:name="ce2" style:family="table-cell">
      <loext:graphic-properties draw:fill-color="#cccccc"/>
      <style:text-properties fo:font-size="18pt" style:font-size-asian="18pt" style:font-size-complex="18pt"/>
    </style:style>
    <style:style style:name="ce3" style:family="table-cell">
      <loext:graphic-properties draw:fill-color="#cccccc"/>
      <style:text-properties fo:background-color="transparen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text-align="start" fo:text-indent="0cm" style:writing-mode="lr-tb"/>
      <style:text-properties fo:font-size="20pt" style:font-size-asian="20pt" style:font-size-complex="20pt"/>
    </style:style>
    <style:style style:name="P8" style:family="paragraph"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9" style:family="paragraph">
      <style:paragraph-properties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text-align="start" fo:text-indent="0cm" style:writing-mode="lr-tb"/>
    </style:style>
    <style:style style:name="P13" style:family="paragraph">
      <style:text-properties fo:background-color="transparent"/>
    </style:style>
    <style:style style:name="P14" style:family="paragraph">
      <style:text-properties style:font-name="Liberation Serif"/>
    </style:style>
    <style:style style:name="P15" style:family="paragraph">
      <style:text-properties fo:font-size="18pt"/>
    </style:style>
    <style:style style:name="P16" style:family="paragraph">
      <style:text-properties style:font-name="Liberation Serif"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11.819cm" svg:x="1.4cm" svg:y="1cm" presentation:class="subtitle" presentation:user-transformed="true">
          <draw:text-box>
            <text:p text:style-name="P1"><text:span text:style-name="T1">Experiment <text:s/>with:</text:span></text:p>
            <text:p text:style-name="P1"><text:span text:style-name="T1">- different numbers of convolutional and pooling layers</text:span></text:p>
            <text:p text:style-name="P1"><text:span text:style-name="T1">- different numbers and sizes of filters for convolutional layers</text:span></text:p>
            <text:p text:style-name="P1"><text:span text:style-name="T1">- different pool sizes for pool layers</text:span></text:p>
            <text:p text:style-name="P1"><text:span text:style-name="T1">- different numbers and sizes of hidden layers</text:span></text:p>
            <text:p text:style-name="P1"><text:span text:style-name="T1">- dropou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different numbers of convolutional and pooling layers</text:span></text:p>
          </draw:text-box>
        </draw:frame>
        <draw:frame draw:style-name="standard" draw:layer="layout" svg:width="25.099cm" svg:height="6.281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gray3">
              <table:table-cell>
                <text:p>Numbers of conv. and pooling layers</text:p>
              </table:table-cell>
              <table:table-cell>
                <text:p>Accuracy train</text:p>
              </table:table-cell>
              <table:table-cell>
                <text:p>Loss train</text:p>
              </table:table-cell>
              <table:table-cell>
                <text:p>Accuracy on test set</text:p>
              </table:table-cell>
              <table:table-cell>
                <text:p>Loss on test set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0.056</text:p>
              </table:table-cell>
              <table:table-cell>
                <text:p>3.50</text:p>
              </table:table-cell>
              <table:table-cell>
                <text:p>0.056</text:p>
              </table:table-cell>
              <table:table-cell>
                <text:p>3.49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0.059</text:p>
              </table:table-cell>
              <table:table-cell>
                <text:p>3.49</text:p>
              </table:table-cell>
              <table:table-cell>
                <text:p>0.053</text:p>
              </table:table-cell>
              <table:table-cell>
                <text:p>3.51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0.858</text:p>
              </table:table-cell>
              <table:table-cell>
                <text:p>0.457</text:p>
              </table:table-cell>
              <table:table-cell>
                <text:p>0.925</text:p>
              </table:table-cell>
              <table:table-cell>
                <text:p>0.259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11.465cm" svg:height="3.095cm" svg:x="1.5cm" svg:y="10.5cm">
          <draw:text-box>
            <text:list text:style-name="L1">
              <text:list-item>
                <text:p>Keep number of filters constant at 32</text:p>
              </text:list-item>
              <text:list-item>
                <text:p>Keep kernel constant at (3x3)</text:p>
              </text:list-item>
              <text:list-item>
                <text:p>Dropout constant at 0.5</text:p>
              </text:list-item>
              <text:list-item>
                <text:p>One hidden layer with 64 uni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7" draw:layer="layout" svg:width="25.199cm" svg:height="1.257cm" svg:x="1.301cm" svg:y="0.5cm" presentation:class="title" presentation:user-transformed="true">
          <draw:text-box>
            <text:p text:style-name="P4"><text:span text:style-name="T1">different numbers and sizes of filters for convolutional layers</text:span></text:p>
          </draw:text-box>
        </draw:frame>
        <draw:frame draw:style-name="standard" draw:layer="layout" svg:width="25.198cm" svg:height="4.598cm" svg:x="1.021cm" svg:y="3.60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gray3">
              <table:table-cell>
                <text:p>Numbers of filters</text:p>
              </table:table-cell>
              <table:table-cell>
                <text:p>Accuracy train</text:p>
              </table:table-cell>
              <table:table-cell>
                <text:p>Loss train</text:p>
              </table:table-cell>
              <table:table-cell>
                <text:p>Accuracy on test set</text:p>
              </table:table-cell>
              <table:table-cell>
                <text:p>Loss on test set</text:p>
                <text:p/>
              </table:table-cell>
            </table:table-row>
            <table:table-row table:style-name="ro1" table:default-cell-style-name="gray2">
              <table:table-cell>
                <text:p>32</text:p>
              </table:table-cell>
              <table:table-cell>
                <text:p>0.858</text:p>
              </table:table-cell>
              <table:table-cell>
                <text:p>0.457</text:p>
              </table:table-cell>
              <table:table-cell>
                <text:p>0.925</text:p>
              </table:table-cell>
              <table:table-cell>
                <text:p>0.259</text:p>
              </table:table-cell>
            </table:table-row>
            <table:table-row table:style-name="ro1" table:default-cell-style-name="gray1">
              <table:table-cell>
                <text:p>48</text:p>
              </table:table-cell>
              <table:table-cell>
                <text:p>0.828</text:p>
              </table:table-cell>
              <table:table-cell>
                <text:p>0.551</text:p>
              </table:table-cell>
              <table:table-cell>
                <text:p>0.895</text:p>
              </table:table-cell>
              <table:table-cell>
                <text:p>0.36</text:p>
              </table:table-cell>
            </table:table-row>
            <table:table-row table:style-name="ro1" table:default-cell-style-name="gray2">
              <table:table-cell>
                <text:p>16</text:p>
              </table:table-cell>
              <table:table-cell>
                <text:p>0.751</text:p>
              </table:table-cell>
              <table:table-cell>
                <text:p>0.767</text:p>
              </table:table-cell>
              <table:table-cell>
                <text:p>0.816</text:p>
              </table:table-cell>
              <table:table-cell>
                <text:p>0.58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6" draw:layer="layout" svg:width="11.914cm" svg:height="1.673cm" svg:x="1cm" svg:y="1.827cm">
          <draw:text-box>
            <text:list text:style-name="L1">
              <text:list-item>
                <text:p>Numbers of conv and pooling layers: 3</text:p>
              </text:list-item>
              <text:list-item>
                <text:p>Size of filters: 3x3</text:p>
              </text:list-item>
            </text:list>
          </draw:text-box>
        </draw:frame>
        <draw:frame draw:style-name="standard" draw:layer="layout" svg:width="25.198cm" svg:height="4.598cm" svg:x="0.979cm" svg:y="10.21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>size of filters</text:p>
              </table:table-cell>
              <table:table-cell>
                <text:p>Accuracy train</text:p>
              </table:table-cell>
              <table:table-cell>
                <text:p>Loss train</text:p>
              </table:table-cell>
              <table:table-cell>
                <text:p>Accuracy on test set</text:p>
              </table:table-cell>
              <table:table-cell>
                <text:p>Loss on test set</text:p>
                <text:p/>
              </table:table-cell>
            </table:table-row>
            <table:table-row table:style-name="ro1" table:default-cell-style-name="gray2">
              <table:table-cell>
                <text:p>4x4</text:p>
              </table:table-cell>
              <table:table-cell>
                <text:p>0.059</text:p>
              </table:table-cell>
              <table:table-cell>
                <text:p>3.50</text:p>
              </table:table-cell>
              <table:table-cell>
                <text:p>0.055</text:p>
              </table:table-cell>
              <table:table-cell>
                <text:p>3.50</text:p>
              </table:table-cell>
            </table:table-row>
            <table:table-row table:style-name="ro1" table:default-cell-style-name="gray1">
              <table:table-cell>
                <text:p>2x2</text:p>
              </table:table-cell>
              <table:table-cell>
                <text:p>0.666</text:p>
              </table:table-cell>
              <table:table-cell>
                <text:p>1.03</text:p>
              </table:table-cell>
              <table:table-cell>
                <text:p>0.777</text:p>
              </table:table-cell>
              <table:table-cell>
                <text:p>0.67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" draw:text-style-name="P6" draw:layer="layout" svg:width="7.13cm" svg:height="0.962cm" svg:x="0.87cm" svg:y="9cm">
          <draw:text-box>
            <text:list text:style-name="L1">
              <text:list-item>
                <text:p>Numbers of filters: 3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different pool sizes for pooling layers</text:span></text:p>
          </draw:text-box>
        </draw:frame>
        <draw:frame draw:style-name="standard" draw:layer="layout" svg:width="25.099cm" svg:height="5.57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gray3">
              <table:table-cell>
                <text:p><text:span text:style-name="T2">Pool size</text:span></text:p>
              </table:table-cell>
              <table:table-cell>
                <text:p><text:span text:style-name="T2">Accuracy train</text:span></text:p>
              </table:table-cell>
              <table:table-cell>
                <text:p><text:span text:style-name="T2">Loss train</text:span></text:p>
              </table:table-cell>
              <table:table-cell>
                <text:p><text:span text:style-name="T2">Accuracy on test set</text:span></text:p>
              </table:table-cell>
              <table:table-cell>
                <text:p><text:span text:style-name="T2">Loss on test set</text:span></text:p>
              </table:table-cell>
            </table:table-row>
            <table:table-row table:style-name="ro1" table:default-cell-style-name="ce2">
              <table:table-cell table:style-name="gray2">
                <text:p><text:span text:style-name="T2">2x2</text:span></text:p>
              </table:table-cell>
              <table:table-cell table:style-name="ce1">
                <text:p>0.858</text:p>
              </table:table-cell>
              <table:table-cell>
                <text:p>0.457</text:p>
              </table:table-cell>
              <table:table-cell>
                <text:p>0.925</text:p>
              </table:table-cell>
              <table:table-cell>
                <text:p>0.259</text:p>
              </table:table-cell>
            </table:table-row>
            <table:table-row table:style-name="ro1" table:default-cell-style-name="gray1">
              <table:table-cell>
                <text:p><text:span text:style-name="T2">3x3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<text:span text:style-name="T2">6x6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5" draw:text-style-name="P10" draw:layer="layout" svg:width="13.925cm" svg:height="1.673cm" svg:x="1.5cm" svg:y="10cm">
          <draw:text-box>
            <text:list text:style-name="L1">
              <text:list-item>
                <text:p>Three conv. Layers, size (3, 3), 32 filters each</text:p>
              </text:list-item>
              <text:list-item>
                <text:p>Three pooling lay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12" draw:layer="layout" svg:width="25.199cm" svg:height="1.257cm" svg:x="1.301cm" svg:y="0.5cm" presentation:class="title" presentation:user-transformed="true">
          <draw:text-box>
            <text:p text:style-name="P4"><text:span text:style-name="T1">different numbers and sizes of hidden layers</text:span></text:p>
          </draw:text-box>
        </draw:frame>
        <draw:frame draw:style-name="standard" draw:layer="layout" svg:width="25.099cm" svg:height="5.57cm" svg:x="1.46cm" svg:y="2.50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gray3">
              <table:table-cell>
                <text:p><text:span text:style-name="T2">Number of units</text:span></text:p>
              </table:table-cell>
              <table:table-cell>
                <text:p><text:span text:style-name="T2">Accuracy train</text:span></text:p>
              </table:table-cell>
              <table:table-cell>
                <text:p><text:span text:style-name="T2">Loss train</text:span></text:p>
              </table:table-cell>
              <table:table-cell>
                <text:p><text:span text:style-name="T2">Accuracy on test set</text:span></text:p>
              </table:table-cell>
              <table:table-cell>
                <text:p><text:span text:style-name="T2">Loss on test set</text:span></text:p>
              </table:table-cell>
            </table:table-row>
            <table:table-row table:style-name="ro1" table:default-cell-style-name="ce2">
              <table:table-cell table:style-name="gray2">
                <text:p>64</text:p>
              </table:table-cell>
              <table:table-cell table:style-name="ce1">
                <text:p>0.858</text:p>
              </table:table-cell>
              <table:table-cell>
                <text:p>0.457</text:p>
              </table:table-cell>
              <table:table-cell>
                <text:p>0.925</text:p>
              </table:table-cell>
              <table:table-cell>
                <text:p>0.259</text:p>
              </table:table-cell>
            </table:table-row>
            <table:table-row table:style-name="ro1" table:default-cell-style-name="gray1">
              <table:table-cell>
                <text:p>128</text:p>
              </table:table-cell>
              <table:table-cell>
                <text:p>0.878</text:p>
              </table:table-cell>
              <table:table-cell>
                <text:p>0.419</text:p>
              </table:table-cell>
              <table:table-cell>
                <text:p>0.906</text:p>
              </table:table-cell>
              <table:table-cell>
                <text:p>0.34</text:p>
              </table:table-cell>
            </table:table-row>
            <table:table-row table:style-name="ro1" table:default-cell-style-name="gray2">
              <table:table-cell>
                <text:p>256</text:p>
              </table:table-cell>
              <table:table-cell>
                <text:p>0.929</text:p>
              </table:table-cell>
              <table:table-cell>
                <text:p>0.24</text:p>
              </table:table-cell>
              <table:table-cell>
                <text:p>0.938</text:p>
              </table:table-cell>
              <table:table-cell>
                <text:p>0.22</text:p>
              </table:table-cell>
            </table:table-row>
            <table:table-row table:style-name="ro1" table:default-cell-style-name="gray1">
              <table:table-cell>
                <text:p>512</text:p>
              </table:table-cell>
              <table:table-cell>
                <text:p>0.929</text:p>
              </table:table-cell>
              <table:table-cell>
                <text:p>0.25</text:p>
              </table:table-cell>
              <table:table-cell>
                <text:p>0.939</text:p>
              </table:table-cell>
              <table:table-cell>
                <text:p>0.2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text-style-name="P6" draw:layer="layout" svg:width="6.102cm" svg:height="0.962cm" svg:x="1.301cm" svg:y="1.5cm">
          <draw:text-box>
            <text:list text:style-name="L1">
              <text:list-item>
                <text:p>One hidden layer:</text:p>
              </text:list-item>
            </text:list>
          </draw:text-box>
        </draw:frame>
        <draw:frame draw:style-name="gr7" draw:text-style-name="P6" draw:layer="layout" svg:width="18.501cm" svg:height="0.962cm" svg:x="1.5cm" svg:y="8.538cm">
          <draw:text-box>
            <text:list text:style-name="L1">
              <text:list-item>
                <text:p>Number of units per hidden layer: 256, only one dropout layer!</text:p>
              </text:list-item>
            </text:list>
          </draw:text-box>
        </draw:frame>
        <draw:frame draw:style-name="standard" draw:layer="layout" svg:width="25.099cm" svg:height="5.57cm" svg:x="1.565cm" svg:y="9.6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gray3">
              <table:table-cell>
                <text:p><text:span text:style-name="T2">Number hidden layers</text:span></text:p>
              </table:table-cell>
              <table:table-cell>
                <text:p><text:span text:style-name="T2">Accuracy train</text:span></text:p>
              </table:table-cell>
              <table:table-cell>
                <text:p><text:span text:style-name="T2">Loss train</text:span></text:p>
              </table:table-cell>
              <table:table-cell>
                <text:p><text:span text:style-name="T2">Accuracy on test set</text:span></text:p>
              </table:table-cell>
              <table:table-cell>
                <text:p><text:span text:style-name="T2">Loss on test set</text:span></text:p>
              </table:table-cell>
            </table:table-row>
            <table:table-row table:style-name="ro1" table:default-cell-style-name="ce2">
              <table:table-cell table:style-name="gray2">
                <text:p>2</text:p>
              </table:table-cell>
              <table:table-cell table:style-name="ce1">
                <text:p>0.947</text:p>
              </table:table-cell>
              <table:table-cell>
                <text:p>0.199</text:p>
              </table:table-cell>
              <table:table-cell>
                <text:p>0.953</text:p>
              </table:table-cell>
              <table:table-cell>
                <text:p>0.190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0.946</text:p>
              </table:table-cell>
              <table:table-cell>
                <text:p>0.204</text:p>
              </table:table-cell>
              <table:table-cell>
                <text:p>0.954</text:p>
              </table:table-cell>
              <table:table-cell>
                <text:p>0.192</text:p>
              </table:table-cell>
            </table:table-row>
            <table:table-row table:style-name="ro1" table:default-cell-style-name="gray2">
              <table:table-cell table:style-name="ce3">
                <text:p text:style-name="P13"><text:span text:style-name="T3">4</text:span></text:p>
              </table:table-cell>
              <table:table-cell>
                <text:p>0.948</text:p>
              </table:table-cell>
              <table:table-cell>
                <text:p>0.206</text:p>
              </table:table-cell>
              <table:table-cell>
                <text:p>0.929</text:p>
              </table:table-cell>
              <table:table-cell>
                <text:p>0.264</text:p>
              </table:table-cell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Three hidden layers, combined with 2 conv. and 2 pooling layers</text:span></text:p>
          </draw:text-box>
        </draw:frame>
        <draw:frame draw:style-name="standard" draw:layer="layout" svg:width="25.099cm" svg:height="5.57cm" svg:x="1.247cm" svg:y="5.86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3" table:default-cell-style-name="gray3">
              <table:table-cell>
                <text:p>dropout</text:p>
              </table:table-cell>
              <table:table-cell>
                <text:p><text:span text:style-name="T2">Accuracy train</text:span></text:p>
              </table:table-cell>
              <table:table-cell>
                <text:p><text:span text:style-name="T2">Loss train</text:span></text:p>
              </table:table-cell>
              <table:table-cell>
                <text:p><text:span text:style-name="T2">Accuracy on test set</text:span></text:p>
              </table:table-cell>
              <table:table-cell>
                <text:p><text:span text:style-name="T2">Loss on test set</text:span></text:p>
              </table:table-cell>
            </table:table-row>
            <table:table-row table:style-name="ro1" table:default-cell-style-name="ce2">
              <table:table-cell table:style-name="ce1">
                <text:p text:style-name="P14">0.5</text:p>
              </table:table-cell>
              <table:table-cell table:style-name="ce1">
                <text:p>0.975</text:p>
              </table:table-cell>
              <table:table-cell>
                <text:p>0.10</text:p>
              </table:table-cell>
              <table:table-cell>
                <text:p>0.978</text:p>
              </table:table-cell>
              <table:table-cell>
                <text:p>0.12</text:p>
              </table:table-cell>
            </table:table-row>
            <table:table-row table:style-name="ro1" table:default-cell-style-name="gray1">
              <table:table-cell>
                <text:p>0.3</text:p>
              </table:table-cell>
              <table:table-cell>
                <text:p>0.974</text:p>
              </table:table-cell>
              <table:table-cell>
                <text:p>0.11</text:p>
              </table:table-cell>
              <table:table-cell>
                <text:p>0.960</text:p>
              </table:table-cell>
              <table:table-cell>
                <text:p>0.17</text:p>
              </table:table-cell>
            </table:table-row>
            <table:table-row table:style-name="ro1" table:default-cell-style-name="gray2">
              <table:table-cell>
                <text:p>0.2</text:p>
              </table:table-cell>
              <table:table-cell>
                <text:p>0.947</text:p>
              </table:table-cell>
              <table:table-cell>
                <text:p>0.20</text:p>
              </table:table-cell>
              <table:table-cell>
                <text:p>0.952</text:p>
              </table:table-cell>
              <table:table-cell>
                <text:p>0.23</text:p>
              </table:table-cell>
            </table:table-row>
            <table:table-row table:style-name="ro1" table:default-cell-style-name="gray1">
              <table:table-cell>
                <text:p>0.6</text:p>
              </table:table-cell>
              <table:table-cell>
                <text:p>0.909</text:p>
              </table:table-cell>
              <table:table-cell>
                <text:p>0.32</text:p>
              </table:table-cell>
              <table:table-cell>
                <text:p>0.931</text:p>
              </table:table-cell>
              <table:table-cell>
                <text:p>0.32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6" draw:layer="layout" svg:width="10.818cm" svg:height="3.095cm" svg:x="1.4cm" svg:y="3cm">
          <draw:text-box>
            <text:list text:style-name="L1">
              <text:list-item>
                <text:p>Conv. Layers: 32 filters, 3x3 kernel</text:p>
              </text:list-item>
              <text:list-item>
                <text:p>Pooling Layers: 2x2</text:p>
              </text:list-item>
              <text:list-item>
                <text:p>Hidden Layers: 128 uni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Three hidden layers, combined with 2 conv. and 2 pooling layers</text:span></text:p>
          </draw:text-box>
        </draw:frame>
        <draw:frame draw:style-name="standard" draw:layer="layout" svg:width="25.099cm" svg:height="5.57cm" svg:x="1.247cm" svg:y="5.86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3" table:default-cell-style-name="gray3">
              <table:table-cell>
                <text:p>dropout</text:p>
              </table:table-cell>
              <table:table-cell>
                <text:p><text:span text:style-name="T2">Accuracy train</text:span></text:p>
              </table:table-cell>
              <table:table-cell>
                <text:p><text:span text:style-name="T2">Loss train</text:span></text:p>
              </table:table-cell>
              <table:table-cell>
                <text:p><text:span text:style-name="T2">Accuracy on test set</text:span></text:p>
              </table:table-cell>
              <table:table-cell>
                <text:p><text:span text:style-name="T2">Loss on test set</text:span></text:p>
              </table:table-cell>
            </table:table-row>
            <table:table-row table:style-name="ro4" table:default-cell-style-name="ce2">
              <table:table-cell table:style-name="ce1">
                <text:p text:style-name="P14">0.5</text:p>
              </table:table-cell>
              <table:table-cell table:style-name="ce1">
                <text:p>0.946</text:p>
              </table:table-cell>
              <table:table-cell>
                <text:p>0.204</text:p>
              </table:table-cell>
              <table:table-cell>
                <text:p>0.954</text:p>
              </table:table-cell>
              <table:table-cell>
                <text:p>0.192</text:p>
              </table:table-cell>
            </table:table-row>
            <table:table-row table:style-name="ro4" table:default-cell-style-name="gray1">
              <table:table-cell>
                <text:p>0.3</text:p>
              </table:table-cell>
              <table:table-cell>
                <text:p>0.955</text:p>
              </table:table-cell>
              <table:table-cell>
                <text:p>0.15</text:p>
              </table:table-cell>
              <table:table-cell>
                <text:p>0.956</text:p>
              </table:table-cell>
              <table:table-cell>
                <text:p>0.16</text:p>
              </table:table-cell>
            </table:table-row>
            <table:table-row table:style-name="ro4" table:default-cell-style-name="gray2">
              <table:table-cell>
                <text:p>0.6</text:p>
              </table:table-cell>
              <table:table-cell>
                <text:p>0.943</text:p>
              </table:table-cell>
              <table:table-cell>
                <text:p>0.21</text:p>
              </table:table-cell>
              <table:table-cell>
                <text:p>0.947</text:p>
              </table:table-cell>
              <table:table-cell>
                <text:p>0.20</text:p>
              </table:table-cell>
            </table:table-row>
            <table:table-row table:style-name="ro4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8" draw:text-style-name="P6" draw:layer="layout" svg:width="10.818cm" svg:height="3.095cm" svg:x="1.4cm" svg:y="3cm">
          <draw:text-box>
            <text:list text:style-name="L1">
              <text:list-item>
                <text:p>Conv. Layers: 32 filters, 3x3 kernel</text:p>
              </text:list-item>
              <text:list-item>
                <text:p>Pooling Layers: 2x2</text:p>
              </text:list-item>
              <text:list-item>
                <text:p>Hidden Layers: 256 units</text:p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Three hidden layers, combined with 2 conv. and 2 pooling layers</text:span></text:p>
          </draw:text-box>
        </draw:frame>
        <draw:frame draw:style-name="standard" draw:layer="layout" svg:width="25.099cm" svg:height="6.542cm" svg:x="1.247cm" svg:y="5.86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3" table:default-cell-style-name="gray3">
              <table:table-cell>
                <text:p text:style-name="P15">run</text:p>
              </table:table-cell>
              <table:table-cell>
                <text:p text:style-name="P15"><text:span text:style-name="T2">Accuracy train</text:span></text:p>
              </table:table-cell>
              <table:table-cell>
                <text:p text:style-name="P15"><text:span text:style-name="T2">Loss train</text:span></text:p>
              </table:table-cell>
              <table:table-cell>
                <text:p text:style-name="P15"><text:span text:style-name="T2">Accuracy on test set</text:span></text:p>
              </table:table-cell>
              <table:table-cell>
                <text:p text:style-name="P15"><text:span text:style-name="T2">Loss on test set</text:span></text:p>
              </table:table-cell>
            </table:table-row>
            <table:table-row table:style-name="ro1" table:default-cell-style-name="ce2">
              <table:table-cell table:style-name="ce1">
                <text:p text:style-name="P16">1</text:p>
              </table:table-cell>
              <table:table-cell table:style-name="ce1">
                <text:p text:style-name="P15">0.975</text:p>
              </table:table-cell>
              <table:table-cell>
                <text:p text:style-name="P15">0.10</text:p>
              </table:table-cell>
              <table:table-cell>
                <text:p text:style-name="P15">0.978</text:p>
              </table:table-cell>
              <table:table-cell>
                <text:p text:style-name="P15">0.12</text:p>
              </table:table-cell>
            </table:table-row>
            <table:table-row table:style-name="ro1" table:default-cell-style-name="gray1">
              <table:table-cell>
                <text:p text:style-name="P15">2</text:p>
              </table:table-cell>
              <table:table-cell>
                <text:p>0.962</text:p>
              </table:table-cell>
              <table:table-cell>
                <text:p>0.15</text:p>
              </table:table-cell>
              <table:table-cell>
                <text:p>0.968</text:p>
              </table:table-cell>
              <table:table-cell>
                <text:p>0.14</text:p>
              </table:table-cell>
            </table:table-row>
            <table:table-row table:style-name="ro1" table:default-cell-style-name="gray2">
              <table:table-cell>
                <text:p text:style-name="P15">3</text:p>
              </table:table-cell>
              <table:table-cell>
                <text:p>0.957</text:p>
              </table:table-cell>
              <table:table-cell>
                <text:p>0.16</text:p>
              </table:table-cell>
              <table:table-cell>
                <text:p>0.955</text:p>
              </table:table-cell>
              <table:table-cell>
                <text:p>0.20</text:p>
              </table:table-cell>
            </table:table-row>
            <table:table-row table:style-name="ro1" table:default-cell-style-name="gray1">
              <table:table-cell>
                <text:p text:style-name="P15">4</text:p>
              </table:table-cell>
              <table:table-cell>
                <text:p>0.963</text:p>
              </table:table-cell>
              <table:table-cell>
                <text:p>0.14</text:p>
              </table:table-cell>
              <table:table-cell>
                <text:p>0.968</text:p>
              </table:table-cell>
              <table:table-cell>
                <text:p>0.14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0.954</text:p>
              </table:table-cell>
              <table:table-cell>
                <text:p>0.17</text:p>
              </table:table-cell>
              <table:table-cell>
                <text:p>0.93</text:p>
              </table:table-cell>
              <table:table-cell>
                <text:p>0.32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" draw:text-style-name="P17" draw:layer="layout" svg:width="10.818cm" svg:height="3.806cm" svg:x="1.4cm" svg:y="2.694cm">
          <draw:text-box>
            <text:list text:style-name="L1">
              <text:list-item>
                <text:p text:style-name="P15">Conv. Layers: 32 filters, 3x3 kernel</text:p>
              </text:list-item>
              <text:list-item>
                <text:p text:style-name="P15">Pooling Layers: 2x2</text:p>
              </text:list-item>
              <text:list-item>
                <text:p text:style-name="P15">Hidden Layers: 128 units</text:p>
              </text:list-item>
              <text:list-item>
                <text:p text:style-name="P15">Dropout: 0.5</text:p>
                <text:p text:style-name="P15"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Three hidden layers, combined with 2 conv. and 2 pooling layers</text:span></text:p>
          </draw:text-box>
        </draw:frame>
        <draw:frame draw:style-name="standard" draw:layer="layout" svg:width="25.099cm" svg:height="6.542cm" svg:x="1.247cm" svg:y="5.86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3" table:default-cell-style-name="gray3">
              <table:table-cell>
                <text:p>run</text:p>
              </table:table-cell>
              <table:table-cell>
                <text:p><text:span text:style-name="T2">Accuracy train</text:span></text:p>
              </table:table-cell>
              <table:table-cell>
                <text:p><text:span text:style-name="T2">Loss train</text:span></text:p>
              </table:table-cell>
              <table:table-cell>
                <text:p><text:span text:style-name="T2">Accuracy on test set</text:span></text:p>
              </table:table-cell>
              <table:table-cell>
                <text:p><text:span text:style-name="T2">Loss on test set</text:span></text:p>
              </table:table-cell>
            </table:table-row>
            <table:table-row table:style-name="ro1" table:default-cell-style-name="ce2">
              <table:table-cell table:style-name="ce1">
                <text:p text:style-name="P14">1</text:p>
              </table:table-cell>
              <table:table-cell table:style-name="ce1">
                <text:p>0.955</text:p>
              </table:table-cell>
              <table:table-cell>
                <text:p>0.15</text:p>
              </table:table-cell>
              <table:table-cell>
                <text:p>0.956</text:p>
              </table:table-cell>
              <table:table-cell>
                <text:p>0.16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0.976</text:p>
              </table:table-cell>
              <table:table-cell>
                <text:p>0.09</text:p>
              </table:table-cell>
              <table:table-cell>
                <text:p>0.96</text:p>
              </table:table-cell>
              <table:table-cell>
                <text:p>0.18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0.972</text:p>
              </table:table-cell>
              <table:table-cell>
                <text:p>0.13</text:p>
              </table:table-cell>
              <table:table-cell>
                <text:p>0.96</text:p>
              </table:table-cell>
              <table:table-cell>
                <text:p>0.19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0.964</text:p>
              </table:table-cell>
              <table:table-cell>
                <text:p>0.14</text:p>
              </table:table-cell>
              <table:table-cell>
                <text:p>0.942</text:p>
              </table:table-cell>
              <table:table-cell>
                <text:p>0.26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0.964</text:p>
              </table:table-cell>
              <table:table-cell>
                <text:p>0.14</text:p>
              </table:table-cell>
              <table:table-cell>
                <text:p>0.88</text:p>
              </table:table-cell>
              <table:table-cell>
                <text:p>0.50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8" draw:text-style-name="P6" draw:layer="layout" svg:width="10.818cm" svg:height="3.806cm" svg:x="1.4cm" svg:y="2.694cm">
          <draw:text-box>
            <text:list text:style-name="L1">
              <text:list-item>
                <text:p>Conv. Layers: 32 filters, 3x3 kernel</text:p>
              </text:list-item>
              <text:list-item>
                <text:p>Pooling Layers: 2x2</text:p>
              </text:list-item>
              <text:list-item>
                <text:p>Hidden Layers: 256 units</text:p>
              </text:list-item>
              <text:list-item>
                <text:p>Dropout: 0.3</text:p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7T14:21:55.469000000</meta:creation-date>
    <dc:date>2023-11-18T13:11:00.599000000</dc:date>
    <meta:editing-duration>PT5H35M41S</meta:editing-duration>
    <meta:editing-cycles>3</meta:editing-cycles>
    <meta:generator>LibreOffice/7.4.5.1$Windows_X86_64 LibreOffice_project/9c0871452b3918c1019dde9bfac75448afc4b57f</meta:generator>
    <meta:document-statistic meta:object-count="68"/>
  </office:meta>
</office:document-meta>
</file>